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none"/>
    </style:style>
    <style:style style:name="P4" style:family="paragraph" style:parent-style-name="Standard" style:list-style-name="L2">
      <style:text-properties style:text-underline-style="none"/>
    </style:style>
    <style:style style:name="P5" style:family="paragraph" style:parent-style-name="Standard" style:list-style-name="L3">
      <style:text-properties style:text-underline-style="none"/>
    </style:style>
    <style:style style:name="P6" style:family="paragraph" style:parent-style-name="Standard" style:list-style-name="L4">
      <style:text-properties style:text-underline-style="none"/>
    </style:style>
    <style:style style:name="P7" style:family="paragraph" style:parent-style-name="Standard" style:list-style-name="L5">
      <style:text-properties style:text-underline-style="none"/>
    </style:style>
    <style:style style:name="P8" style:family="paragraph" style:parent-style-name="Standard" style:list-style-name="L6">
      <style:text-properties style:text-underline-style="none"/>
    </style:style>
    <style:style style:name="P9" style:family="paragraph" style:parent-style-name="Standard" style:list-style-name="L7">
      <style:text-properties style:text-underline-style="none"/>
    </style:style>
    <style:style style:name="P10" style:family="paragraph" style:parent-style-name="Standard" style:list-style-name="L8">
      <style:text-properties style:text-underline-style="none"/>
    </style:style>
    <style:style style:name="P11" style:family="paragraph" style:parent-style-name="Standard" style:list-style-name="L9">
      <style:text-properties style:text-underline-style="none"/>
    </style:style>
    <style:style style:name="P12" style:family="paragraph" style:parent-style-name="Standard" style:list-style-name="L10">
      <style:text-properties style:text-underline-style="none"/>
    </style:style>
    <style:style style:name="P13" style:family="paragraph" style:parent-style-name="Standard" style:list-style-name="L11">
      <style:text-properties style:text-underline-style="none"/>
    </style:style>
    <style:style style:name="P14" style:family="paragraph" style:parent-style-name="Standard" style:list-style-name="L12">
      <style:text-properties style:text-underline-style="none"/>
    </style:style>
    <style:style style:name="T1" style:family="text">
      <style:text-properties style:text-underline-style="none"/>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hout Hunter, an augmented reality location based mobile game whose game objects are generated using a statistical model that ensures game balance</text:p>
      <text:p text:style-name="Standard"/>
      <text:p text:style-name="P1">Problem Description</text:p>
      <text:p text:style-name="P1"/>
      <text:p text:style-name="Standard">Augmented reality mobile games are a relatively new type of gaming that has become very popular since the launch of Pokemon GO[citation]. Augmented reality games enhance the real world with generated game objects. <text:s/>Typically these games tie game objects to geographical locations. The player can then interact with game objects by going to there location. Once they are near the location of a game object the player can see a graphical representation of the game object over the top of the phone's camera image. The generation of game object must keep the game balanced. Not too many of one game object and not too few of other. A correct balance of game objects will maximise enjoyment of the game by correctly determining the reward to effort ratio. </text:p>
      <text:p text:style-name="Standard"/>
      <text:p text:style-name="Standard">Most augmented reality games do not restrict game objects locations to the game object's type. The closest game to doing this is Pokemon GO which is more likely to generate pokemon <text:s/>in certain areas based on the pokemon's type. For example water pokemon are more likely to generate near rivers or lakes. However no popular augmented reality game has completely restricted the generation of game objects to certain geographical locations. For example wood only being generated in forests. This creates new problems when generating game objects. The task of balancing the game is a little more complex as different areas of the map will have different amounts of forests, roads, buildings and so on. A generation algorithm would have to take this into account while trying to generate an appropriate amount of game object's for each area of a map. </text:p>
      <text:p text:style-name="Standard"/>
      <text:p text:style-name="Standard">No popular augmented reality mobile game has used the concept of resources. Resources are atomic game objects that the player can collect then transform into other game objects. This makes the concept of game balance especially important as resource generation will determine how easy weapons are to build. If resources are too plentiful then it will take little effort to create advanced weapons but if weapons are too few then relatively basic weapons will be too difficult to build. </text:p>
      <text:p text:style-name="Standard"/>
      <text:p text:style-name="Standard">Furthermore augmented reality games have not fully explored the potential of real time battles using augmented reality. Pokemon GO has pokemon battles but they do not use augmented reality instead the battles are entirely graphically rendered[Picture of pokemon GO battle below]. There are games where the player can shoot enemies from a first person perspective such as Zombie run [citation]. However these do not simulate range. A gun can fire from almost any distance while it's possible to imagine that other weapons such as swords or spears would have a limited range. Limited range means that the player and the enemy in a battle can move out of each other's range. <text:s/>Limited range weapons could create battle experiences that are more dynamic and immersive. This addition layer of game play complexity would result in battles being determined by the player's skill rather than levels that are increased by repetition. <text:s text:c="2"/></text:p>
      <text:p text:style-name="Standard"/>
      <text:p text:style-name="Standard"><text:s/>The game I will be creating for this project will be called Ghoul Hunter. Players will collect resources that can be used to create weapons. Players can use these weapons to fight ghouls and collect a diamonds for every ghoul they defeat. The ghoul battles will be simulated using augmented reality where the ghouls are rendered on top of the phone's camera image. There will be three resources in the game stone, iron and wood. Wood will be generated inside green areas of the map for example parks and forests, stone on roads and iron inside buildings.</text:p>
      <text:p text:style-name="Standard"/>
      <text:p text:style-name="P1">Aims</text:p>
      <text:p text:style-name="Standard"/>
      <text:p text:style-name="Standard">I aim to produce a game that is not only enjoyable to play but offers a unique game play experience. </text:p>
      <text:p text:style-name="Standard"/>
      <text:p text:style-name="Standard"><text:soft-page-break/><text:span text:style-name="T2">Objectives</text:span> </text:p>
      <text:p text:style-name="Standard"/>
      <text:p text:style-name="Standard">The game must be balanced. Where resources and ghouls are generated at an appropriate frequency and at appropriate quantities. Resources will be created at appropriate frequency if the regeneration of resources at a certain spot takes more time than walking for another resource else where. Resources will be created at an appropriate quantity if players have to move neither less or more than a certain distance to find another resource in a resource producing area. Ghoul generation has a similar objective.</text:p>
      <text:p text:style-name="Standard"/>
      <text:p text:style-name="Standard">The augmented reality battles must not frustrate players. But must as the level of ghouls increase provide a linear progression of difficulty. Most of all the player should enjoy the experience of fighting ghouls. </text:p>
      <text:p text:style-name="Standard"/>
      <text:p text:style-name="Standard">The game must make the process of collecting resources to creating weapons to fighting ghoul as intuitive as possible. There should be no need for a tutorial in the game. </text:p>
      <text:p text:style-name="Standard"/>
      <text:p text:style-name="P1">Related Work</text:p>
      <text:p text:style-name="P2"/>
      <text:p text:style-name="P2">Some of the most popular augmented reality games have features I want to emulate. SpecTrek [citation] is an augmented reality game where the player captures ghosts. To capture a ghost the player lines a sight over an augmented reality ghost then presses a button to capture the ghost. The idea of placing a sight over a 3d model is how I plan to implement ghoul battles. Where the player has to place the sights over the ghoul so it can attack or block the ghoul. <text:s/></text:p>
      <text:p text:style-name="P2"/>
      <text:p text:style-name="P2">In the game Pokemon GO [citation] the generation rate of pokemon is proportional to the population density of the area. I will emulate this in Ghoul Hunter by generating ghouls and resources based on the population density of an area. </text:p>
      <text:p text:style-name="P2"/>
      <text:p text:style-name="P2">This paper [citation] describes how the game Spore [citation] used a Halton sequence to generate game objects. A Halton sequence is a sequence of non-random numbers that appear random but are well spaced. Spore generated the index of the Halton sequence so that separated game objects with similar attributes would have significantly different indices. This separated out similar game objects on the game's map which made it look better. I could create a even distribution of similar level ghouls using a similar method to what is described in the paper.</text:p>
      <text:p text:style-name="P2"/>
      <text:p text:style-name="P1"><text:span text:style-name="T1">-[</text:span><text:a xlink:type="simple" xlink:href="http://www.cs.cmu.edu/~ajw/s2007/0312-ObjectDistribution.pdf" text:style-name="Internet_20_link" text:visited-style-name="Visited_20_Internet_20_Link">http://www.cs.cmu.edu/~ajw/s2007/0312-ObjectDistribution.pdf</text:a><text:span text:style-name="T1">]</text:span></text:p>
      <text:p text:style-name="P2"/>
      <text:p text:style-name="P2">The knapsack problem is a problem similar to ghoul hunter's generation problem. The knapsack problem is the problem of filling a finite list with elements that are of most value. In my case it's a problem of filling areas with resources that are appropriate given the number buildings, roads or green areas. It would be inappropriate to give lots of stone resources to an area that consisted mostly of parks.</text:p>
      <text:p text:style-name="P2"/>
      <text:p text:style-name="P1"><text:span text:style-name="T1">-[</text:span><text:a xlink:type="simple" xlink:href="https://en.wikipedia.org/wiki/Knapsack_problem#cite_note-2" text:style-name="Internet_20_link" text:visited-style-name="Visited_20_Internet_20_Link">https://en.wikipedia.org/wiki/Knapsack_problem#cite_note-2</text:a><text:span text:style-name="T1"> source 1)]</text:span></text:p>
      <text:p text:style-name="P2"><text:s/></text:p>
      <text:p text:style-name="P2"/>
      <text:p text:style-name="P2">The paper [citation] describes a problem relating to search engines. A search engine consists of multiple knapsacks which have to be filled in such a way as to preserve diversity. Green areas, roads and buildings can be seen as multiple knapsacks. The paper tries to solve the balance between relevance and diversity In Ghoul Hunter the relevance of wood would be how much of an area is green and the diversity how much wood is there compared to stone and iron is in the nearby buildings and roads. It shows an algorithm for doing this which I can use to calculate the <text:soft-page-break/>distribution of resources in an area. </text:p>
      <text:p text:style-name="P2"/>
      <text:p text:style-name="P2"><text:a xlink:type="simple" xlink:href="http://dl.acm.org.ezproxy1.bath.ac.uk/citation.cfm?id=2661933&amp;CFID=680206466&amp;CFTOKEN=90232932" text:style-name="Internet_20_link" text:visited-style-name="Visited_20_Internet_20_Link">http://dl.acm.org.ezproxy1.bath.ac.uk/citation.cfm?id=2661933&amp;CFID=680206466&amp;CFTOKEN=90232932</text:a></text:p>
      <text:p text:style-name="P2"/>
      <text:p text:style-name="P1">Methodologies</text:p>
      <text:p text:style-name="P1"/>
      <text:p text:style-name="P2">The game will consist of two major components. The server that generates game objects and the mobile game. The server will be created using Java. The server will connect to the game using a standard HTTP connection using the HttpServer class.[citation] The sever will scan the map for green areas, buildings and roads using google maps.[citation]</text:p>
      <text:p text:style-name="P2"/>
      <text:p text:style-name="P2">The mobile game will be made using the game engine Unity which uses C#. The game will use google maps for which there are already created libraries in the Unity asset store[citation]. For the augmented reality there is a library called ARToolkit[citation] which can place models on top of the camera's image in Unity. To connect to the server I will use the WWW class which uses a standard HTTP connection. </text:p>
      <text:p text:style-name="P2"/>
      <text:p text:style-name="P2">The 3d models for resources are available on the Unity asset store, for example wood[citation][image below]. The ghouls I will create myself using blender and export them into Unity using an obj file. 2D textures for the games menus and panels I will draw myself. <text:s/></text:p>
      <text:p text:style-name="P2"/>
      <text:p text:style-name="P2">-[<text:a xlink:type="simple" xlink:href="https://www.assetstore.unity3d.com/en/#!/content/3573" text:style-name="Internet_20_link" text:visited-style-name="Visited_20_Internet_20_Link">https://www.assetstore.unity3d.com/en/#!/content/3573</text:a>]</text:p>
      <text:p text:style-name="P2">-[<text:a xlink:type="simple" xlink:href="https://artoolkit.org/documentation/doku.php?id=6_Unity:unity_about" text:style-name="Internet_20_link" text:visited-style-name="Visited_20_Internet_20_Link">https://artoolkit.org/documentation/doku.php?id=6_Unity:unity_about</text:a>]</text:p>
      <text:p text:style-name="P2">-https://github.com/googlemaps/google-maps-services-java</text:p>
      <text:p text:style-name="P2">- https://www.assetstore.unity3d.com/en/#!/content/49089</text:p>
      <text:p text:style-name="P2"/>
      <text:p text:style-name="P1">Requirements</text:p>
      <text:p text:style-name="P2"/>
      <text:p text:style-name="P2">This following requirements give a high level overview on what features the game needs to implement for both the server and the mobile game. </text:p>
      <text:p text:style-name="P2"/>
      <text:list xml:id="list6843143446245395935" text:style-name="L1">
        <text:list-item>
          <text:p text:style-name="P3">There will be four screens: a map screen, a weapon creation screen, an augmented reality screen and an inventory screen.</text:p>
        </text:list-item>
      </text:list>
      <text:p text:style-name="P2"/>
      <text:list xml:id="list8827417000837234724" text:style-name="L2">
        <text:list-item>
          <text:list>
            <text:list-item>
              <text:p text:style-name="P4">The map screen will show a google map configured to the player's location.</text:p>
              <text:list>
                <text:list-item>
                  <text:p text:style-name="P4">The map will have game objects drawn on top of it. </text:p>
                  <text:list>
                    <text:list-item>
                      <text:p text:style-name="P4">Near by resources will be drawn on the map.</text:p>
                      <text:list>
                        <text:list-item>
                          <text:p text:style-name="P4">The type of the resource should be indicated.</text:p>
                        </text:list-item>
                      </text:list>
                    </text:list-item>
                    <text:list-item>
                      <text:p text:style-name="P4">Near by ghouls will be drawn on the map.</text:p>
                      <text:list>
                        <text:list-item>
                          <text:p text:style-name="P4">The ghoul's level should be indicated.</text:p>
                        </text:list-item>
                      </text:list>
                    </text:list-item>
                  </text:list>
                </text:list-item>
              </text:list>
            </text:list-item>
          </text:list>
        </text:list-item>
      </text:list>
      <text:list xml:id="list930141488762353499" text:style-name="L3">
        <text:list-item>
          <text:list>
            <text:list-item>
              <text:list>
                <text:list-item>
                  <text:p text:style-name="P5">The position of the player will be drawn as a circle on the map.</text:p>
                </text:list-item>
              </text:list>
            </text:list-item>
          </text:list>
        </text:list-item>
      </text:list>
      <text:p text:style-name="P2"/>
      <text:list xml:id="list8918531802024084667" text:style-name="L4">
        <text:list-item>
          <text:list>
            <text:list-item>
              <text:p text:style-name="P6">The weapon creation screen will show the player's current weapon.</text:p>
              <text:list>
                <text:list-item>
                  <text:p text:style-name="P6">The player should be able to swap out parts of their weapon with other parts which the player has created.</text:p>
                </text:list-item>
                <text:list-item>
                  <text:p text:style-name="P6">Weapons should be split into three section:</text:p>
                  <text:list>
                    <text:list-item>
                      <text:p text:style-name="P6">The sharp end which could be filled with blades, maces and so on.</text:p>
                    </text:list-item>
                    <text:list-item>
                      <text:p text:style-name="P6">The poll which can be filled with a short poll for a short ranged weapon or a long poll for a long ranged weapon.</text:p>
                    </text:list-item>
                    <text:list-item>
                      <text:p text:style-name="P6">The handle which will be filled with a variety of different handle types. </text:p>
                    </text:list-item>
                  </text:list>
                </text:list-item>
              </text:list>
            </text:list-item>
          </text:list>
        </text:list-item>
      </text:list>
      <text:p text:style-name="P2"><text:soft-page-break/></text:p>
      <text:list xml:id="list5240549021005894492" text:style-name="L5">
        <text:list-item>
          <text:list>
            <text:list-item>
              <text:p text:style-name="P7">The inventory screen should shown the players resources and their weapon parts in a grid.</text:p>
              <text:list>
                <text:list-item>
                  <text:p text:style-name="P7">The player should be able to drag resources onto a box. </text:p>
                  <text:list>
                    <text:list-item>
                      <text:p text:style-name="P7">The player should be able to then select a weapon part that can be created with those resources and create it such that they can use it later to create weapons. </text:p>
                    </text:list-item>
                  </text:list>
                </text:list-item>
              </text:list>
            </text:list-item>
          </text:list>
        </text:list-item>
      </text:list>
      <text:list xml:id="list3452786549634659246" text:style-name="L6">
        <text:list-item>
          <text:list>
            <text:list-item>
              <text:p text:style-name="P8">The augmented reality screen should show two kinds of objects:</text:p>
              <text:list>
                <text:list-item>
                  <text:p text:style-name="P8">Ghouls which can be fought.</text:p>
                  <text:list>
                    <text:list-item>
                      <text:p text:style-name="P8">Fighting should consist of attacking and blocking.</text:p>
                    </text:list-item>
                    <text:list-item>
                      <text:p text:style-name="P8">The player aims attacks or blocks by pointing the sights at the ghoul. </text:p>
                      <text:list>
                        <text:list-item>
                          <text:p text:style-name="P8">The player can then either press the attack button or the block button.</text:p>
                        </text:list-item>
                      </text:list>
                    </text:list-item>
                    <text:list-item>
                      <text:p text:style-name="P8">The ghoul will move so that the player will have to move the camera to the ghoul so it can block or attack the ghoul.</text:p>
                      <text:list>
                        <text:list-item>
                          <text:p text:style-name="P8">An arrow will appear showing which direction the ghoul is so that the player knows where to turn the phone.</text:p>
                        </text:list-item>
                        <text:list-item>
                          <text:p text:style-name="P8">The ghoul should be able to move rotationally around the player or increase it's radius from the player.</text:p>
                          <text:list>
                            <text:list-item>
                              <text:p text:style-name="P8">A ghoul must not move more than it's own range from the player. </text:p>
                            </text:list-item>
                          </text:list>
                        </text:list-item>
                      </text:list>
                    </text:list-item>
                  </text:list>
                </text:list-item>
              </text:list>
            </text:list-item>
          </text:list>
        </text:list-item>
      </text:list>
      <text:list xml:id="list7876175725827752854" text:style-name="L7">
        <text:list-item>
          <text:list>
            <text:list-item>
              <text:list>
                <text:list-item>
                  <text:list>
                    <text:list-item>
                      <text:p text:style-name="P9">The ghoul has to appear as a 3d model on the camera image if the player is facing the ghoul.</text:p>
                    </text:list-item>
                    <text:list-item>
                      <text:p text:style-name="P9">If the player wins the fight they can collect a diamond.</text:p>
                      <text:list>
                        <text:list-item>
                          <text:p text:style-name="P9">The diamond is added to the players inventory and can be used as a resource to improve weapons.</text:p>
                        </text:list-item>
                      </text:list>
                    </text:list-item>
                    <text:list-item>
                      <text:p text:style-name="P9">If the player loses a fight the ghoul disappears and the player gets nothing.</text:p>
                    </text:list-item>
                    <text:list-item>
                      <text:p text:style-name="P9">The higher the ghoul's level the more difficult it is to destroy.</text:p>
                      <text:list>
                        <text:list-item>
                          <text:p text:style-name="P9">High level ghouls will only be possible to kill by players who have good weapons and are skilled at fighting ghouls.</text:p>
                        </text:list-item>
                      </text:list>
                    </text:list-item>
                    <text:list-item>
                      <text:p text:style-name="P9">The better the player's weapon the more damage they will be able to inflict upon the ghoul and the better they will block.</text:p>
                      <text:list>
                        <text:list-item>
                          <text:p text:style-name="P9">Different weapons will have different strengths.</text:p>
                          <text:list>
                            <text:list-item>
                              <text:p text:style-name="P9">Weapons will long polls will have longer range than those with short polls.</text:p>
                            </text:list-item>
                            <text:list-item>
                              <text:p text:style-name="P9">Weapons with blades will be more accurate meaning that the player's sight will be bigger but will inflict less damage upon the ghoul.</text:p>
                            </text:list-item>
                            <text:list-item>
                              <text:p text:style-name="P9">Weapons with maces or spiked balls will be less accurate meaning that the player's slight will be smaller but will inflict more damage upon the ghoul. </text:p>
                            </text:list-item>
                          </text:list>
                        </text:list-item>
                      </text:list>
                    </text:list-item>
                  </text:list>
                </text:list-item>
              </text:list>
            </text:list-item>
          </text:list>
        </text:list-item>
      </text:list>
      <text:p text:style-name="P2"><text:tab/></text:p>
      <text:list xml:id="list32216687" text:continue-list="list3452786549634659246" text:style-name="L6">
        <text:list-item>
          <text:list>
            <text:list-item>
              <text:list>
                <text:list-item>
                  <text:p text:style-name="P8">Resources which can be collected. </text:p>
                  <text:list>
                    <text:list-item>
                      <text:p text:style-name="P8">The player must be able to aim the screen's sights on the resource and collect it by pressing a collect button. </text:p>
                    </text:list-item>
                    <text:list-item>
                      <text:p text:style-name="P8">If the resource is out of the sights then an arrow should appear showing which angle the phone needs to be moved.</text:p>
                    </text:list-item>
                    <text:list-item>
                      <text:p text:style-name="P8">The resources should be drawn on the camera image with a 3d model. </text:p>
                    </text:list-item>
                  </text:list>
                </text:list-item>
              </text:list>
            </text:list-item>
          </text:list>
        </text:list-item>
      </text:list>
      <text:p text:style-name="P2"/>
      <text:list xml:id="list9219038800348374613" text:style-name="L8">
        <text:list-item>
          <text:list>
            <text:list-item>
              <text:list>
                <text:list-item>
                  <text:p text:style-name="P10">The augmented reality screen should only show a game object if it is close to the player.</text:p>
                </text:list-item>
              </text:list>
            </text:list-item>
          </text:list>
        </text:list-item>
      </text:list>
      <text:p text:style-name="P2"><text:soft-page-break/></text:p>
      <text:list xml:id="list3917004311018134979" text:style-name="L9">
        <text:list-item>
          <text:list>
            <text:list-item>
              <text:list>
                <text:list-item>
                  <text:p text:style-name="P11"/>
                  <text:list>
                    <text:list-item>
                      <text:list>
                        <text:list-item>
                          <text:list>
                            <text:list-item>
                              <text:list>
                                <text:list-header>
                                  <text:p text:style-name="P11">2).<text:tab/>The mobile game should be able to connect to a server that give the mobile game information about what is around the player.</text:p>
                                  <text:list>
                                    <text:list-header>
                                      <text:p text:style-name="P11">2.1.).<text:tab/>Server should only send information on request.</text:p>
                                    </text:list-header>
                                  </text:list>
                                </text:list-header>
                              </text:list>
                            </text:list-item>
                          </text:list>
                        </text:list-item>
                      </text:list>
                    </text:list-item>
                  </text:list>
                </text:list-item>
              </text:list>
            </text:list-item>
          </text:list>
        </text:list-item>
      </text:list>
      <text:list xml:id="list4520605141160489420" text:style-name="L10">
        <text:list-item>
          <text:list>
            <text:list-item>
              <text:p text:style-name="P12">Sever should generate game object in a balance fashion.</text:p>
              <text:list>
                <text:list-item>
                  <text:p text:style-name="P12">Server should generate resources.</text:p>
                  <text:list>
                    <text:list-item>
                      <text:p text:style-name="P12">Using google maps the server should generate resources only in certain areas.</text:p>
                      <text:list>
                        <text:list-item>
                          <text:p text:style-name="P12">Wood in green areas.</text:p>
                        </text:list-item>
                        <text:list-item>
                          <text:p text:style-name="P12">Stone on roads.</text:p>
                        </text:list-item>
                        <text:list-item>
                          <text:p text:style-name="P12">Iron in buildings. <text:s/></text:p>
                        </text:list-item>
                      </text:list>
                    </text:list-item>
                  </text:list>
                </text:list-item>
                <text:list-item>
                  <text:p text:style-name="P12">Server should generate ghouls.</text:p>
                  <text:list>
                    <text:list-item>
                      <text:p text:style-name="P12">Ghouls should be evenly distributed so that ghouls of a variety of levels are around the same area.</text:p>
                    </text:list-item>
                    <text:list-item>
                      <text:p text:style-name="P12">The higher the ghoul's level the less likely it will generate. <text:tab/></text:p>
                    </text:list-item>
                  </text:list>
                </text:list-item>
              </text:list>
            </text:list-item>
          </text:list>
        </text:list-item>
      </text:list>
      <text:list xml:id="list7841868810331279248" text:style-name="L11">
        <text:list-item>
          <text:list>
            <text:list-item>
              <text:list>
                <text:list-item>
                  <text:p text:style-name="P13">The quantity of ghouls and resources should be based on the population density of an area.</text:p>
                  <text:list>
                    <text:list-item>
                      <text:p text:style-name="P13">Any area should have enough resources and ghouls to satisfy the number of player likely to be playing there. </text:p>
                    </text:list-item>
                  </text:list>
                </text:list-item>
                <text:list-item>
                  <text:p text:style-name="P13">Resources should be diversely distributed for example some areas buildings should produce less iron than other but the adjacent green areas produce more wood. This is to provide an incentive for players to move to other areas. </text:p>
                </text:list-item>
              </text:list>
            </text:list-item>
          </text:list>
        </text:list-item>
      </text:list>
      <text:list xml:id="list5366310897580245090" text:style-name="L12">
        <text:list-item>
          <text:list>
            <text:list-item>
              <text:p text:style-name="P14">When the player fights a ghoul it should disappear from the map regardless of the result of the battle.</text:p>
            </text:list-item>
          </text:list>
        </text:list-item>
      </text:list>
      <text:p text:style-name="P2"/>
      <text:p text:style-name="P1">Project Plan</text:p>
      <text:p text:style-name="P2"/>
      <text:p text:style-name="P2">Weeks 1 – 4: I will write the project proposal. During this time I will not implement any of the game. The project proposal will help me understand what the game will look like. Therefore I want to start implementing the game after the project proposal.</text:p>
      <text:p text:style-name="P2"/>
      <text:p text:style-name="P2">Week 4 – 8: Literature and Technology Survey: I will build upon the review of literature in this proposal by looking at the papers included here in more detail and finding more papers that describe how to generate game objects directly or indirectly in the game.</text:p>
      <text:p text:style-name="P2"/>
      <text:p text:style-name="P2">Week 4 – 8: I will start implementing Ghoul Hunter. I want to start with something that is relatively easy so I can find my feet using Unity. Therefore I am going to first implement the inventory screen and the weapon creation screen which are fairly simple screens. I will also learn how to use Unity's advanced features during this time including ARToolkit.</text:p>
      <text:p text:style-name="P2"/>
      <text:p text:style-name="P2">Week 8 – 13: I will implement the server generation algorithms so that resources and ghouls can be generated. </text:p>
      <text:p text:style-name="P2"/>
      <text:p text:style-name="P2">Week 13 - 15: I will connect the mobile game to the server using a HTTP connection. </text:p>
      <text:p text:style-name="P2"/>
      <text:p text:style-name="P2">Week 15 - 17: I will implement the mobile game's game map. This should take too long as I would have already implemented the google maps on the Java server and the connection to the server should already be set up.</text:p>
      <text:p text:style-name="P2"/>
      <text:p text:style-name="P2">Week 20 - 21: I will prepare the demonstration of progress where I will demonstrate the generation algorithms in some sort of visual way. I will also show how the server and mobile game are <text:soft-page-break/>connected. </text:p>
      <text:p text:style-name="P2"/>
      <text:p text:style-name="P2"><text:s/>Week 17 - 27: The augmented reality screen will be the hardest to implement due to it's complexity hence I have given it the most time. I will start with the ghoul battles and then move onto resource collection. </text:p>
      <text:p text:style-name="P2"/>
      <text:p text:style-name="P2">Week 27 – 30: I will integrate the whole game and make sure the game works in totality by doing user tests. Integration will include linking screens together. I want to finish a week before the final submission so that I can concentrate on the dissertation in the last week. </text:p>
      <text:p text:style-name="P2"/>
      <text:p text:style-name="P2">Week 19 - 31: I will write the dissertation in parallel with the implementation of the ga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0-11T13:50:33.74</meta:creation-date>
    <dc:date>2016-10-25T12:04:16.65</dc:date>
    <dc:creator>Harry Martin</dc:creator>
    <meta:editing-duration>PT10H36M19S</meta:editing-duration>
    <meta:editing-cycles>208</meta:editing-cycles>
    <meta:generator>OpenOffice/4.1.2$Win32 OpenOffice.org_project/412m3$Build-9782</meta:generator>
    <meta:document-statistic meta:table-count="0" meta:image-count="0" meta:object-count="0" meta:page-count="6" meta:paragraph-count="102" meta:word-count="2631" meta:character-count="15668"/>
  </office:meta>
</office:document-meta>
</file>